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2" style:family="graphic" style:parent-style-name="standard">
      <style:graphic-properties draw:stroke="dash" draw:stroke-dash="Ultrafine_20_Dashed" svg:stroke-width="0.025cm" svg:stroke-color="#000000" draw:marker-start-width="0.237cm" draw:marker-end-width="0.237cm" draw:fill="none" draw:fill-color="#ffffff" draw:fill-hatch-solid="false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draw:stroke="dash" draw:stroke-dash="Ultrafine_20_Dashed" svg:stroke-width="0.076cm" svg:stroke-color="#000000" draw:marker-start-width="0.101cm" draw:marker-end="Arrow" draw:marker-end-width="0.152cm" draw:fill="none" draw:textarea-vertical-align="middle" fo:padding-top="0.162cm" fo:padding-bottom="0.162cm" fo:padding-left="0.287cm" fo:padding-right="0.287cm" draw:shadow-offset-x="0.203cm" draw:shadow-offset-y="0.203cm"/>
    </style:style>
    <style:style style:name="gr4" style:family="graphic" style:parent-style-name="standard">
      <style:graphic-properties svg:stroke-width="0.025cm" svg:stroke-color="#004586" draw:marker-start-width="0.237cm" draw:marker-end-width="0.237cm" draw:fill="none" draw:fill-color="#ffffff" draw:textarea-horizontal-align="center" draw:textarea-vertical-align="middle" draw:auto-grow-height="false" fo:min-height="0.749cm" fo:min-width="0.499cm" fo:padding-top="0.137cm" fo:padding-bottom="0.137cm" fo:padding-left="0.262cm" fo:padding-right="0.262cm" draw:shadow="hidden"/>
    </style:style>
    <style:style style:name="gr5" style:family="graphic" style:parent-style-name="objectwithoutfill">
      <style:graphic-properties svg:stroke-width="0.051cm" svg:stroke-color="#004586" draw:marker-start="" draw:marker-start-width="0.191cm" draw:marker-end="Arrow" draw:marker-end-width="0.191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4586" draw:marker-start-width="0.064cm" draw:marker-end="Arrow" draw:marker-end-width="0.191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solid" draw:stroke-dash="Ultrafine_20_Dashed" svg:stroke-width="0.102cm" svg:stroke-color="#7e0021" draw:marker-start-width="0.14cm" draw:marker-end="Arrow" draw:marker-end-width="0.191cm" draw:fill="none" draw:textarea-vertical-align="middle" fo:padding-top="0.175cm" fo:padding-bottom="0.175cm" fo:padding-left="0.3cm" fo:padding-right="0.3cm" draw:shadow-offset-x="0.203cm" draw:shadow-offset-y="0.203cm"/>
    </style:style>
    <style:style style:name="gr8" style:family="graphic" style:parent-style-name="standard">
      <style:graphic-properties draw:stroke="none" svg:stroke-width="0.035cm" draw:stroke-linejoin="miter" draw:fill="solid" draw:fill-color="#ffffff"/>
    </style:style>
    <style:style style:name="gr9" style:family="graphic" style:parent-style-name="standard">
      <style:graphic-properties draw:stroke="none" svg:stroke-width="0.035cm" draw:stroke-linejoin="miter" draw:fill="solid" draw:fill-color="#000000"/>
    </style:style>
    <style:style style:name="gr10" style:family="graphic" style:parent-style-name="objectwithoutfill">
      <style:graphic-properties draw:stroke="dash" draw:stroke-dash="Fine_20_Dashed" svg:stroke-width="0.025cm" draw:marker-start-width="0.237cm" draw:marker-end="" draw:marker-end-width="0.337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solid" draw:stroke-dash="Fine_20_Dashed" svg:stroke-width="0.025cm" svg:stroke-color="#000000" draw:marker-start-width="0.237cm" draw:marker-end-width="0.237cm" draw:fill="none" draw:textarea-vertical-align="middle" draw:auto-grow-height="false" fo:min-height="0.749cm" fo:min-width="0.499cm" fo:padding-top="0.137cm" fo:padding-bottom="0.137cm" fo:padding-left="0.262cm" fo:padding-right="0.262cm"/>
    </style:style>
    <style:style style:name="gr12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163cm" svg:height="0.163cm" svg:x="3.556cm" svg:y="2.461cm" svg:viewBox="0 0 164 164" svg:d="M164 164c-55 0-109 0-164 0 0-55 0-109 0-164 55 0 109 0 164 0">
          <text:p/>
        </draw:path>
        <draw:circle draw:style-name="gr2" draw:text-style-name="P1" draw:layer="layout" svg:width="0.996cm" svg:height="0.996cm" svg:x="2.134cm" svg:y="2.132cm" draw:kind="section" draw:start-angle="359.69" draw:end-angle="55.54">
          <text:p/>
        </draw:circle>
        <draw:line draw:style-name="gr3" draw:text-style-name="P1" draw:layer="layout" svg:x1="2.558cm" svg:y1="1.527cm" svg:x2="3.426cm" svg:y2="1.006cm">
          <text:p/>
        </draw:line>
        <draw:polyline draw:style-name="gr4" draw:text-style-name="P1" draw:layer="layout" svg:width="3.498cm" svg:height="2.154cm" svg:x="0.726cm" svg:y="0.492cm" svg:viewBox="0 0 3499 2155" draw:points="2767,0 2873,144 2971,293 3061,447 3143,605 3217,767 3283,932 3341,1101 3389,1273 3429,1447 3460,1622 3482,1799 3495,1977 3499,2155 0,2141">
          <text:p/>
        </draw:polyline>
        <draw:line draw:style-name="gr5" draw:text-style-name="P1" draw:layer="layout" svg:x1="0.74cm" svg:y1="2.639cm" svg:x2="4.709cm" svg:y2="2.639cm">
          <text:p/>
        </draw:line>
        <draw:line draw:style-name="gr6" draw:text-style-name="P1" draw:layer="layout" svg:x1="0.73cm" svg:y1="2.639cm" svg:x2="0.73cm" svg:y2="0.028cm">
          <text:p/>
        </draw:line>
        <draw:line draw:style-name="gr7" draw:text-style-name="P1" draw:layer="layout" svg:x1="0.719cm" svg:y1="2.613cm" svg:x2="1.669cm" svg:y2="2.629cm">
          <text:p/>
        </draw:line>
        <draw:line draw:style-name="gr7" draw:text-style-name="P1" draw:layer="layout" svg:x1="2.61cm" svg:y1="2.641cm" svg:x2="3.245cm" svg:y2="1.641cm">
          <text:p/>
        </draw:line>
        <draw:line draw:style-name="gr7" draw:text-style-name="P1" draw:layer="layout" svg:x1="1.598cm" svg:y1="2.618cm" svg:x2="2.669cm" svg:y2="2.631cm">
          <text:p/>
        </draw:line>
        <draw:line draw:style-name="gr7" draw:text-style-name="P1" draw:layer="layout" svg:x1="3.251cm" svg:y1="1.634cm" svg:x2="3.759cm" svg:y2="0.834cm">
          <text:p/>
        </draw:line>
        <draw:line draw:style-name="gr3" draw:text-style-name="P1" draw:layer="layout" svg:x1="0.726cm" svg:y1="2.631cm" svg:x2="1.542cm" svg:y2="2.142cm">
          <text:p/>
        </draw:line>
        <draw:line draw:style-name="gr3" draw:text-style-name="P1" draw:layer="layout" svg:x1="1.488cm" svg:y1="2.181cm" svg:x2="2.05cm" svg:y2="1.845cm">
          <text:p/>
        </draw:line>
        <draw:line draw:style-name="gr3" draw:text-style-name="P1" draw:layer="layout" svg:x1="3.377cm" svg:y1="1.038cm" svg:x2="3.989cm" svg:y2="0.669cm">
          <text:p/>
        </draw:line>
        <draw:line draw:style-name="gr3" draw:text-style-name="P1" draw:layer="layout" svg:x1="2.05cm" svg:y1="1.845cm" svg:x2="2.558cm" svg:y2="1.541cm">
          <text:p/>
        </draw:line>
        <draw:g>
          <svg:title>TexMaths</svg:title>
          <svg:desc>14§display§\ldots§svg§600§FALSE</svg:desc>
          <draw:polygon draw:style-name="gr8" draw:layer="layout" svg:width="0.514cm" svg:height="0.349cm" draw:transform="rotate (-0.072954762733364) translate (-1.91956061398116cm -0.255267243259479cm)" svg:viewBox="0 0 515 350" draw:points="272,197 28,350 0,306 487,0 515,45">
            <text:p/>
          </draw:polygon>
          <draw:path draw:style-name="gr9" draw:layer="layout" svg:width="0.052cm" svg:height="0.052cm" draw:transform="rotate (-0.072954762733364) translate (-1.89299884186132cm 0.0123807947715398cm)" svg:viewBox="0 0 53 53" svg:d="M49 13c-8-12-24-17-37-9-12 7-16 25-8 37 8 13 25 15 36 8 13-8 17-23 9-36z">
            <text:p/>
          </draw:path>
          <draw:path draw:style-name="gr9" draw:layer="layout" svg:width="0.052cm" svg:height="0.052cm" draw:transform="rotate (-0.072954762733364) translate (-1.70003569784645cm -0.0898259811872701cm)" svg:viewBox="0 0 53 53" svg:d="M48 12c-7-11-23-16-36-8-12 7-16 25-8 37 8 13 25 15 36 8 13-8 17-23 8-37z">
            <text:p/>
          </draw:path>
          <draw:path draw:style-name="gr9" draw:layer="layout" svg:width="0.052cm" svg:height="0.052cm" draw:transform="rotate (-0.072954762733364) translate (-1.50600232378591cm -0.19295720706325cm)" svg:viewBox="0 0 53 53" svg:d="M49 13c-8-12-24-17-37-9-11 7-16 25-9 36 9 14 26 16 38 9 12-8 16-23 8-36z">
            <text:p/>
          </draw:path>
        </draw:g>
        <draw:line draw:style-name="gr10" draw:text-style-name="P1" draw:layer="layout" svg:x1="3.722cm" svg:y1="0.879cm" svg:x2="3.722cm" svg:y2="2.657cm">
          <text:p/>
        </draw:line>
        <draw:custom-shape draw:style-name="gr11" draw:text-style-name="P1" draw:layer="layout" svg:width="0.127cm" svg:height="1.651cm" svg:x="3.788cm" svg:y="0.97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1" draw:layer="layout" svg:width="0.127cm" svg:height="1.076cm" draw:transform="rotate (-1.5707963267949) translate (3.755cm 2.75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svg:title>TexMaths</svg:title>
          <svg:desc>14§display§\cdot
§svg§600§FALSE</svg:desc>
          <draw:polygon draw:style-name="gr8" draw:layer="layout" svg:width="0.138cm" svg:height="0.192cm" draw:transform="rotate (-0.219736952826087) translate (3.29601208153466cm 0.227020758182601cm)" svg:viewBox="0 0 139 193" draw:points="69,193 0,193 0,0 139,0 139,193">
            <text:p/>
          </draw:polygon>
          <draw:path draw:style-name="gr9" draw:layer="layout" svg:width="0.052cm" svg:height="0.052cm" draw:transform="rotate (-0.219736952826087) translate (3.32174408039253cm 0.30449245775592cm)" svg:viewBox="0 0 53 53" svg:d="M53 27c0-14-11-27-26-27-14 0-27 13-27 27 0 15 13 26 27 26 15 0 26-11 26-26z">
            <text:p/>
          </draw:path>
        </draw:g>
        <draw:g>
          <svg:title>TexMaths</svg:title>
          <svg:desc>14§display§\cdot
§svg§600§FALSE</svg:desc>
          <draw:polygon draw:style-name="gr8" draw:layer="layout" svg:width="0.138cm" svg:height="0.192cm" draw:transform="rotate (-0.219736952826087) translate (3.14321595645187cm 0.0755441163751536cm)" svg:viewBox="0 0 139 193" draw:points="69,193 0,193 0,0 139,0 139,193">
            <text:p/>
          </draw:polygon>
          <draw:path draw:style-name="gr9" draw:layer="layout" svg:width="0.052cm" svg:height="0.052cm" draw:transform="rotate (-0.219736952826087) translate (3.16894795530974cm 0.153015815948474cm)" svg:viewBox="0 0 53 53" svg:d="M53 27c0-14-11-27-26-27-14 0-27 13-27 27 0 15 13 26 27 26 15 0 26-11 26-26z">
            <text:p/>
          </draw:path>
        </draw:g>
        <draw:g>
          <svg:title>TexMaths</svg:title>
          <svg:desc>14§display§\cdot
§svg§600§FALSE</svg:desc>
          <draw:polygon draw:style-name="gr8" draw:layer="layout" svg:width="0.138cm" svg:height="0.192cm" draw:transform="rotate (-0.219736952826087) translate (2.95115695169628cm -0.0364843450396263cm)" svg:viewBox="0 0 139 193" draw:points="69,193 0,193 0,0 139,0 139,193">
            <text:p/>
          </draw:polygon>
          <draw:path draw:style-name="gr9" draw:layer="layout" svg:width="0.052cm" svg:height="0.052cm" draw:transform="rotate (-0.219736952826087) translate (2.97688895055415cm 0.040987354533694cm)" svg:viewBox="0 0 53 53" svg:d="M53 27c0-14-11-27-26-27-14 0-27 13-27 27 0 15 13 26 27 26 15 0 26-11 26-26z">
            <text:p/>
          </draw:path>
        </draw:g>
        <draw:g>
          <svg:title>TexMaths</svg:title>
          <svg:desc>14§display§1§svg§600§FALSE</svg:desc>
          <draw:polygon draw:style-name="gr8" draw:layer="layout" svg:width="0.247cm" svg:height="0.317cm" svg:x="2.745cm" svg:y="1.577cm" svg:viewBox="0 0 248 318" draw:points="123,318 0,318 0,0 248,0 248,318">
            <text:p/>
          </draw:polygon>
          <draw:path draw:style-name="gr9" draw:layer="layout" svg:width="0.163cm" svg:height="0.328cm" svg:x="2.788cm" svg:y="1.566cm" svg:viewBox="0 0 164 329" svg:d="M102 13c0-12 0-13-11-13-31 32-76 32-91 32v16c10 0 39 0 64-14v256c0 18-1 24-46 24h-15v15c18-1 60-1 81-1 20 0 63 0 80 1v-15h-15c-45 0-47-6-47-24z">
            <text:p/>
          </draw:path>
        </draw:g>
        <draw:g>
          <svg:title>TexMaths</svg:title>
          <svg:desc>14§display§1§svg§600§FALSE</svg:desc>
          <draw:polygon draw:style-name="gr8" draw:layer="layout" svg:width="0.247cm" svg:height="0.317cm" svg:x="1.544cm" svg:y="2.776cm" svg:viewBox="0 0 248 318" draw:points="123,318 0,318 0,0 248,0 248,318">
            <text:p/>
          </draw:polygon>
          <draw:path draw:style-name="gr9" draw:layer="layout" svg:width="0.163cm" svg:height="0.328cm" svg:x="1.587cm" svg:y="2.765cm" svg:viewBox="0 0 164 329" svg:d="M102 13c0-12 0-13-11-13-31 32-76 32-91 32v16c10 0 39 0 64-14v256c0 18-1 24-46 24h-15v15c18-1 60-1 81-1 20 0 63 0 80 1v-15h-15c-45 0-47-6-47-24z">
            <text:p/>
          </draw:path>
        </draw:g>
        <draw:g>
          <svg:title>TexMaths</svg:title>
          <svg:desc>14§display§\theta§svg§600§FALSE</svg:desc>
          <draw:polygon draw:style-name="gr8" draw:layer="layout" svg:width="0.244cm" svg:height="0.341cm" svg:x="3.136cm" svg:y="2.038cm" svg:viewBox="0 0 245 342" draw:points="122,342 0,342 0,0 245,0 245,342">
            <text:p/>
          </draw:polygon>
          <draw:path draw:style-name="gr9" draw:layer="layout" svg:width="0.202cm" svg:height="0.352cm" svg:x="3.157cm" svg:y="2.032cm" svg:viewBox="0 0 203 353" svg:d="M203 101c0-32-8-101-59-101-68 0-144 139-144 252 0 46 14 101 59 101 70 0 144-141 144-252zM52 168c8-31 18-70 38-105 14-25 32-52 54-52 24 0 27 31 27 59 0 24-4 49-16 98zM151 184c-5 23-17 64-35 100-17 34-36 58-57 58-16 0-27-14-27-60 0-21 3-49 16-98z">
            <text:p/>
          </draw:path>
        </draw:g>
        <draw:g>
          <svg:title>TexMaths</svg:title>
          <svg:desc>14§display§\hat S_1§svg§600§FALSE</svg:desc>
          <draw:polygon draw:style-name="gr8" draw:layer="layout" svg:width="0.499cm" svg:height="0.541cm" svg:x="-2.767cm" svg:y="0.093cm" svg:viewBox="0 0 500 542" draw:points="249,542 0,542 0,0 500,0 500,542">
            <text:p/>
          </draw:polygon>
          <draw:polygon draw:style-name="gr9" draw:layer="layout" svg:width="0.132cm" svg:height="0.076cm" svg:x="-2.627cm" svg:y="0.093cm" svg:viewBox="0 0 133 77" draw:points="67,0 0,69 8,77 67,27 123,77 133,69">
            <text:p/>
          </draw:polygon>
          <draw:path draw:style-name="gr9" draw:layer="layout" svg:width="0.292cm" svg:height="0.359cm" svg:x="-2.742cm" svg:y="0.212cm" svg:viewBox="0 0 293 360" svg:d="M293 6c0-3 0-6-4-6-3 0-5 0-10 7l-24 28c-13-22-38-35-70-35-63 0-123 57-123 116 0 41 26 63 51 70l54 14c18 4 46 13 46 53 0 44-41 92-90 92-32 0-87-12-87-73 0-12 3-24 3-27 2-1 2-3 2-3 0-5-5-5-6-5-3 0-4 0-6 1-1 1-29 115-29 116 0 3 3 6 6 6 2 0 2-1 8-8l25-28c21 29 55 36 83 36 67 0 126-66 126-128 0-35-17-51-24-57-11-13-20-14-63-25-11-3-29-9-34-9-12-5-29-19-29-46 0-39 39-81 85-81 42 0 72 21 72 77 0 15-1 24-1 27 0 1 0 5 5 5 6 0 6-1 7-10z">
            <text:p/>
          </draw:path>
          <draw:path draw:style-name="gr9" draw:layer="layout" svg:width="0.126cm" svg:height="0.229cm" svg:x="-2.428cm" svg:y="0.404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\hat S_m§svg§600§FALSE</svg:desc>
          <draw:polygon draw:style-name="gr8" draw:layer="layout" svg:width="0.651cm" svg:height="0.541cm" svg:x="-1.107cm" svg:y="-0.955cm" svg:viewBox="0 0 652 542" draw:points="326,542 0,542 0,0 652,0 652,542">
            <text:p/>
          </draw:polygon>
          <draw:polygon draw:style-name="gr9" draw:layer="layout" svg:width="0.132cm" svg:height="0.076cm" svg:x="-0.967cm" svg:y="-0.955cm" svg:viewBox="0 0 133 77" draw:points="67,0 0,69 8,77 67,27 123,77 133,69">
            <text:p/>
          </draw:polygon>
          <draw:path draw:style-name="gr9" draw:layer="layout" svg:width="0.291cm" svg:height="0.359cm" svg:x="-1.082cm" svg:y="-0.836cm" svg:viewBox="0 0 292 360" svg:d="M292 6c0-3 0-6-4-6-3 0-4 0-10 7l-23 28c-13-22-38-35-70-35-63 0-123 57-123 116 0 41 26 63 51 70l53 14c19 5 47 13 47 54 0 43-41 91-90 91-32 0-87-12-87-73 0-11 3-24 3-27 2-1 2-3 2-3 0-5-5-5-6-5-3 0-4 0-6 1-1 2-29 115-29 116 0 3 3 6 6 6 2 0 2-1 8-8l25-28c21 29 55 36 83 36 67 0 126-66 126-127 0-35-17-52-24-58-11-12-20-14-63-25-11-3-29-8-34-8-12-6-29-20-29-47 0-39 39-81 85-81 42 0 72 21 72 77 0 15-2 24-2 27 0 1 0 5 6 5 5 0 5-1 7-10z">
            <text:p/>
          </draw:path>
          <draw:path draw:style-name="gr9" draw:layer="layout" svg:width="0.317cm" svg:height="0.156cm" svg:x="-0.789cm" svg:y="-0.567cm" svg:viewBox="0 0 318 157" svg:d="M134 125c-2 7-5 19-5 21 0 7 7 11 12 11 6 0 12-4 13-8 1-3 4-15 7-22 1-7 5-22 7-30 3-9 4-16 5-24 5-16 5-16 12-27 11-17 28-36 54-36 20 0 21 15 21 24 0 21-15 60-21 74-3 10-4 12-4 19 0 19 15 30 32 30 35 0 51-48 51-53s-5-5-6-5c-6 0-6 2-7 6-7 28-22 42-36 42-7 0-9-4-9-13 0-7 2-12 9-28 2-9 18-47 18-67 0-5 0-19-14-29-6-6-16-10-32-10-31 0-49 21-61 35-2-29-27-35-44-35-30 0-49 18-59 32-3-25-22-32-38-32-14 0-22 11-26 18-9 14-13 34-13 35 0 4 4 4 6 4 5 0 5-1 8-9 4-21 11-38 25-38 9 0 11 7 11 17 0 7-2 19-5 29-3 8-6 24-9 31l-9 45c-2 4-5 12-5 14 0 7 7 11 12 11 7 0 12-4 14-8 1-3 4-15 7-22 1-7 5-22 7-30 1-9 4-16 5-24 4-14 4-17 16-31 8-14 25-32 51-32 20 0 20 18 20 24 0 9-1 14-6 33z">
            <text:p/>
          </draw:path>
        </draw:g>
        <draw:g>
          <svg:title>TexMaths</svg:title>
          <svg:desc>14§display§S_{j}§svg§600§FALSE</svg:desc>
          <draw:polygon draw:style-name="gr8" draw:layer="layout" svg:width="0.485cm" svg:height="0.478cm" draw:transform="rotate (0.631634656296748) translate (3.44648321147555cm 0.368433886867415cm)" svg:viewBox="0 0 486 479" draw:points="244,479 0,479 0,0 486,0 486,479">
            <text:p/>
          </draw:polygon>
          <draw:path draw:style-name="gr9" draw:layer="layout" svg:width="0.292cm" svg:height="0.359cm" draw:transform="rotate (0.631634656296748) translate (3.46016468298294cm 0.34479456925052cm)" svg:viewBox="0 0 293 360" svg:d="M293 6c0-3 0-6-4-6-3 0-5 0-10 7l-24 28c-13-22-38-35-70-35-63 0-123 57-123 116 0 41 26 63 51 70l54 14c18 4 46 13 46 54 0 43-41 91-90 91-32 0-87-12-87-73 0-11 3-24 3-27 2-1 2-3 2-3 0-5-5-5-6-5-3 0-4 0-6 1-1 1-29 115-29 116 0 3 3 6 6 6 2 0 2-1 8-8l25-28c21 29 55 36 83 36 67 0 126-66 126-128 0-35-17-51-24-57-11-13-20-14-63-25-11-3-29-9-34-9-12-5-29-19-29-46 0-39 39-81 85-81 42 0 72 21 72 77 0 15-1 24-1 27 0 1 0 5 5 5 6 0 6-1 7-10z">
            <text:p/>
          </draw:path>
          <draw:path draw:style-name="gr9" draw:layer="layout" svg:width="0.152cm" svg:height="0.299cm" draw:transform="rotate (0.631634656296748) translate (3.79848801239334cm 0.336408582328253cm)" svg:viewBox="0 0 153 300" svg:d="M153 13c0-6-5-13-14-13-10 0-20 10-20 20 0 5 4 12 14 12s20-8 20-19zM78 247c-5 23-23 43-44 43-5 0-9 0-13-1 10-5 13-13 13-19 0-8-7-12-14-12-12 0-20 10-20 21 0 12 14 21 35 21 20 0 62-13 71-55l33-123c0-4 1-7 1-13 0-18-17-32-38-32-38 0-60 48-60 53 0 4 4 4 6 4 4 0 4-1 7-7 8-19 26-40 47-40 9 0 11 5 11 17 0 4-1 8-1 9z">
            <text:p/>
          </draw:path>
        </draw:g>
        <draw:g>
          <svg:title>TexMaths</svg:title>
          <svg:desc>14§display§\{S_k\}_{k \in X}§svg§600§FALSE</svg:desc>
          <draw:polygon draw:style-name="gr8" draw:layer="layout" svg:width="1.868cm" svg:height="0.492cm" draw:transform="rotate (0.562519617917772) translate (1.10971974954439cm 1.67902534392781cm)" svg:viewBox="0 0 1869 493" draw:points="935,493 0,493 0,0 1869,0 1869,493">
            <text:p/>
          </draw:polygon>
          <draw:path draw:style-name="gr9" draw:layer="layout" svg:width="0.175cm" svg:height="0.492cm" draw:transform="rotate (0.562519617917772) translate (1.1393267408317cm 1.66035916952294cm)" svg:viewBox="0 0 176 493" svg:d="M105 66c0-20 13-52 67-55 2-1 4-3 4-5 0-6-4-6-9-6-49 0-96 25-96 62v112c0 19 0 35-19 51-18 14-37 16-48 16-3 1-4 3-4 5 0 6 3 6 8 6 33 3 56 20 62 44 1 5 1 7 1 25v98c0 19 0 36 24 54 20 16 52 20 72 20 5 0 9 0 9-4 0-6-2-6-8-6-31-3-56-18-62-43-1-4-1-6-1-24v-104c0-22-4-30-20-46-11-10-25-15-39-20 41-11 59-33 59-63z">
            <text:p/>
          </draw:path>
          <draw:path draw:style-name="gr9" draw:layer="layout" svg:width="0.292cm" svg:height="0.359cm" draw:transform="rotate (0.562519617917772) translate (1.35142120191002cm 1.55313199509748cm)" svg:viewBox="0 0 293 360" svg:d="M293 6c0-3 0-6-5-6-2 0-4 0-9 7l-24 28c-13-22-38-35-70-35-63 0-123 57-123 116 0 41 26 63 51 70l54 14c18 4 46 13 46 54 0 43-41 91-90 91-32 0-87-12-87-73 0-11 3-24 3-27 2-1 2-3 2-3 0-5-5-5-6-5-3 0-4 0-6 1-1 1-29 115-29 116 0 3 3 6 6 6 2 0 2-1 8-8l25-28c21 29 55 36 83 36 67 0 126-66 126-128 0-35-17-51-24-57-11-13-20-14-63-25-11-3-29-9-34-9-12-5-29-19-29-46 0-39 39-81 85-81 42 0 72 21 72 77 0 15-2 24-2 27 0 1 0 5 6 5s6-1 7-10z">
            <text:p/>
          </draw:path>
          <draw:path draw:style-name="gr9" draw:layer="layout" svg:width="0.17cm" svg:height="0.243cm" draw:transform="rotate (0.562519617917772) translate (1.70432910643825cm 1.54587508522019cm)" svg:viewBox="0 0 171 244" svg:d="M83 10c0 0 1-4 1-6 0-1-1-4-6-4-7 0-35 3-44 3-3 1-7 1-7 8 0 6 4 6 8 6 17 0 17 1 17 4s0 6-2 8l-49 196c-1 6-1 7-1 7 0 6 4 12 11 12 10 0 14-7 17-14 0-2 15-63 17-68 25 3 45 10 45 28 0 2 0 5-2 7-1 6-1 7-1 12 0 23 21 35 38 35 33 0 43-52 43-54 0-4-4-4-6-4-4 0-5 2-7 9-4 15-14 39-30 39-9 0-12-9-12-18 0-6 0-6 2-16 0 0 1-7 1-10 0-30-40-36-56-37 10-6 24-17 30-23 16-17 35-32 54-32 4 0 9 0 11 4-15 2-18 14-18 20 0 7 6 12 14 12 10 0 20-8 20-22 0-11-9-24-27-24-19 0-38 14-56 30-14 14-25 25-40 30z">
            <text:p/>
          </draw:path>
          <draw:path draw:style-name="gr9" draw:layer="layout" svg:width="0.175cm" svg:height="0.492cm" draw:transform="rotate (0.562519617917772) translate (1.80726046427341cm 1.239250274949cm)" svg:viewBox="0 0 176 493" svg:d="M71 429c0 19-12 50-67 54-3 0-4 2-4 6s6 4 10 4c47 0 94-24 95-62v-112c0-19 0-35 20-51 16-14 36-16 47-16 2 0 4-3 4-5 0-5-2-5-8-6-32-2-56-20-62-44-1-5-1-7-1-23v-98c0-21 0-37-24-56-19-14-54-20-71-20-4 0-10 0-10 6 0 4 3 4 8 5 31 2 55 17 62 42 1 6 1 6 1 24v104c0 22 5 30 20 46 11 11 25 15 39 20-40 11-59 35-59 63z">
            <text:p/>
          </draw:path>
          <draw:path draw:style-name="gr9" draw:layer="layout" svg:width="0.17cm" svg:height="0.243cm" draw:transform="rotate (0.562519617917772) translate (2.11645842515761cm 1.28604193750436cm)" svg:viewBox="0 0 171 244" svg:d="M83 10c0 0 1-4 1-6 0-1-1-4-6-4-7 0-35 3-44 3-3 1-7 1-7 8 0 6 4 6 8 6 17 0 17 1 17 4s0 6-2 8l-49 196c-1 6-1 7-1 7 0 6 4 12 11 12 10 0 14-7 17-14 0-2 15-63 17-68 25 3 45 10 45 28 0 2 0 5-2 7-1 6-1 7-1 12 0 23 21 35 38 35 33 0 43-52 43-54 0-4-4-4-6-4-4 0-5 2-7 9-4 15-14 39-30 39-9 0-12-9-12-18 0-6 0-6 2-16 0 0 1-7 1-10 0-30-40-36-56-37 10-6 24-17 30-23 16-17 35-32 54-32 4 0 9 0 11 4-15 2-18 14-18 20 0 7 6 12 14 12 10 0 20-8 20-22 0-11-9-24-27-24-19 0-38 14-56 30-14 14-25 25-40 30z">
            <text:p/>
          </draw:path>
          <draw:path draw:style-name="gr9" draw:layer="layout" svg:width="0.191cm" svg:height="0.226cm" draw:transform="rotate (0.562519617917772) translate (2.33159488796055cm 1.19676512137349cm)" svg:viewBox="0 0 192 227" svg:d="M178 122c5 0 14 0 14-9 0-8-9-8-14-8h-161c5-50 47-88 102-88h59c5 0 14 0 14-9 0-8-9-8-14-8h-60c-65 0-118 50-118 113s53 114 118 114h60c5 0 14 0 14-9 0-8-9-8-14-8h-59c-55 0-97-38-102-88z">
            <text:p/>
          </draw:path>
          <draw:path draw:style-name="gr9" draw:layer="layout" svg:width="0.304cm" svg:height="0.236cm" draw:transform="rotate (0.562519617917772) translate (2.51942312701055cm 1.03529813314321cm)" svg:viewBox="0 0 305 237" svg:d="M175 104l34-33c43-43 57-57 88-58 4 0 8 0 8-7 0-5-3-6-4-6-10 0-22 1-32 1s-32-1-41-1c-3 0-7 1-7 7 0 1 0 6 6 6 3 0 11 1 11 8 0 6-6 11-8 14-3 3-48 46-61 59l-35-67c0-2-1-5-1-6 0-3 7-8 18-8 3 0 7 0 7-9 0 0 0-4-5-4-7 0-16 1-23 1-8 0-15 0-22 0s-16 0-21 0c-6-1-13-1-18-1-3 0-9 0-9 7 0 6 6 6 11 6 20 0 21 2 26 9l47 97-19 18c-6 7-23 23-28 30-42 42-58 56-89 57-4 0-8 0-8 8 0 2 1 5 4 5 11 0 23-2 32-2 7 0 16 0 21 0 6 2 14 2 20 2 1 0 7 0 7-7 0-6-4-6-6-6-4 0-11-1-11-8 0-6 4-10 13-19l70-68 42 82c1 3 1 5 1 5 0 1-5 7-18 8-3 0-7 0-7 8 0 0 0 5 6 5 7 0 15-2 23-2 7 0 16 0 23 0 5 0 14 0 19 0 6 2 14 2 20 2 1 0 7 0 7-7 0-6-4-6-10-6-21 0-22-4-25-10z">
            <text:p/>
          </draw:path>
        </draw:g>
        <draw:frame draw:style-name="gr12" draw:text-style-name="P2" draw:layer="layout" svg:width="4.445cm" svg:height="0.885cm" svg:x="4.33cm" svg:y="2.549cm">
          <draw:text-box>
            <text:p><text:span text:style-name="T1">Active Power</text:span></text:p>
          </draw:text-box>
        </draw:frame>
        <draw:frame draw:style-name="gr12" draw:text-style-name="P2" draw:layer="layout" svg:width="2.794cm" svg:height="0.885cm" draw:transform="rotate (1.5707963267949) translate (0.044cm 2.506cm)">
          <draw:text-box>
            <text:p><text:span text:style-name="T1">Reactive Power</text:span></text:p>
          </draw:text-box>
        </draw:frame>
        <draw:g>
          <svg:title>TexMaths</svg:title>
          <svg:desc>14§display§\sin \theta§svg§600§FALSE</svg:desc>
          <draw:polygon draw:style-name="gr8" draw:layer="layout" svg:width="0.931cm" svg:height="0.342cm" svg:x="4.009cm" svg:y="1.587cm" svg:viewBox="0 0 932 343" draw:points="466,343 0,343 0,0 932,0 932,343">
            <text:p/>
          </draw:polygon>
          <draw:path draw:style-name="gr9" draw:layer="layout" svg:width="0.161cm" svg:height="0.226cm" svg:x="4.026cm" svg:y="1.708cm" svg:viewBox="0 0 162 227" svg:d="M87 126c11 1 52 10 52 45 0 25-17 46-56 46-42 0-61-30-69-71-1-6-3-9-7-9-7 0-7 4-7 13v65c0 9 0 12 6 12 2 0 2 0 12-10 0 0 0-2 10-11 21 21 43 21 55 21 57 0 79-33 79-69 0-26-15-40-21-46-16-17-35-21-56-24-28-5-61-12-61-40 0-19 12-38 56-38 54 0 56 45 57 60 2 4 6 4 6 4 7 0 7-3 7-12v-51c0-8 0-11-6-11-3 0-3 0-10 6-1 2-7 7-8 8-18-14-39-14-46-14-62 0-80 34-80 60 0 18 8 32 21 44 17 12 31 15 66 22z">
            <text:p/>
          </draw:path>
          <draw:path draw:style-name="gr9" draw:layer="layout" svg:width="0.105cm" svg:height="0.329cm" svg:x="4.219cm" svg:y="1.599cm" svg:viewBox="0 0 106 330" svg:d="M71 112l-70 6v15c34 0 38 3 38 27v132c0 23-5 23-39 23v15c15 0 43-1 55-1 18 0 35 1 51 1v-15c-32 0-35-3-35-21zM74 27c0-17-12-27-26-27-16 0-27 14-27 27 0 12 11 25 27 25 14 0 26-10 26-25z">
            <text:p/>
          </draw:path>
          <draw:path draw:style-name="gr9" draw:layer="layout" svg:width="0.248cm" svg:height="0.217cm" svg:x="4.356cm" svg:y="1.711cm" svg:viewBox="0 0 249 218" svg:d="M39 49v131c0 23-5 23-39 23v15c17 0 42-1 56-1 13 0 39 1 56 1v-15c-34 0-39 0-39-23v-90c0-51 35-79 67-79 31 0 36 27 36 55v114c0 23-5 23-39 23v15c18 0 44-1 56-1 13 0 39 1 56 1v-15c-26 0-38 0-39-14v-95c0-42 0-58-15-76-7-8-23-18-52-18-37 0-59 21-73 52v-52l-70 6v15c35 0 39 3 39 28z">
            <text:p/>
          </draw:path>
          <draw:path draw:style-name="gr9" draw:layer="layout" svg:width="0.203cm" svg:height="0.353cm" svg:x="4.716cm" svg:y="1.581cm" svg:viewBox="0 0 204 354" svg:d="M204 101c0-32-8-101-58-101-70 0-146 140-146 252 0 46 14 102 59 102 70 0 145-143 145-253zM53 169c9-32 18-71 38-106 13-24 31-52 53-52 25 0 28 31 28 59 0 25-4 50-17 99zM151 185c-5 22-15 64-33 100-19 34-37 58-59 58-16 0-27-14-27-60 0-21 3-49 17-98z">
            <text:p/>
          </draw:path>
        </draw:g>
        <draw:g>
          <svg:title>TexMaths</svg:title>
          <svg:desc>14§display§\cos \theta§svg§600§FALSE</svg:desc>
          <draw:polygon draw:style-name="gr8" draw:layer="layout" svg:width="0.986cm" svg:height="0.342cm" svg:x="2.853cm" svg:y="2.918cm" svg:viewBox="0 0 987 343" draw:points="493,343 0,343 0,0 987,0 987,343">
            <text:p/>
          </draw:polygon>
          <draw:path draw:style-name="gr9" draw:layer="layout" svg:width="0.188cm" svg:height="0.226cm" svg:x="2.87cm" svg:y="3.039cm" svg:viewBox="0 0 189 227" svg:d="M41 113c0-79 40-100 67-100 4 0 36 0 53 18-20 1-24 17-24 22 0 13 10 23 24 23 13 0 22-9 22-23 0-33-37-53-75-53-62 0-108 53-108 115 0 63 49 112 106 112 68 0 83-59 83-65 0-4-6-4-7-4-4 0-6 2-6 4-15 46-47 52-65 52-26 0-70-21-70-101z">
            <text:p/>
          </draw:path>
          <draw:path draw:style-name="gr9" draw:layer="layout" svg:width="0.219cm" svg:height="0.226cm" svg:x="3.085cm" svg:y="3.039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9" draw:layer="layout" svg:width="0.161cm" svg:height="0.226cm" svg:x="3.335cm" svg:y="3.039cm" svg:viewBox="0 0 162 227" svg:d="M87 126c11 1 52 10 52 45 0 25-17 46-56 46-42 0-61-30-69-71-1-6-3-9-7-9-7 0-7 4-7 13v65c0 9 0 12 6 12 2 0 2 0 12-10 0 0 0-2 10-11 21 21 43 21 55 21 57 0 79-33 79-69 0-26-15-40-21-46-16-17-35-21-56-24-28-5-61-12-61-40 0-19 12-38 56-38 54 0 56 45 57 60 2 4 6 4 6 4 7 0 7-3 7-12v-51c0-8 0-11-6-11-3 0-3 0-10 6-1 2-7 7-8 8-18-14-39-14-46-14-62 0-80 34-80 60 0 18 8 32 21 44 17 12 31 15 66 22z">
            <text:p/>
          </draw:path>
          <draw:path draw:style-name="gr9" draw:layer="layout" svg:width="0.203cm" svg:height="0.353cm" svg:x="3.615cm" svg:y="2.912cm" svg:viewBox="0 0 204 354" svg:d="M204 101c0-32-8-101-58-101-70 0-146 140-146 252 0 46 14 102 59 102 70 0 145-143 145-253zM53 169c9-32 18-71 38-106 13-24 31-52 53-52 25 0 28 31 28 59 0 25-4 50-17 99zM151 185c-5 22-15 64-33 100-19 34-37 58-59 58-16 0-27-14-27-60 0-21 3-49 17-98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604cm" fo:page-height="3.3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17T02:34:24</meta:creation-date>
    <dc:date>2014-10-29T05:29:59.373161878</dc:date>
    <meta:editing-duration>PT6H47M28S</meta:editing-duration>
    <meta:editing-cycles>87</meta:editing-cycles>
    <meta:generator>LibreOffice/4.3.2.2$Linux_X86_64 LibreOffice_project/430m0$Build-2</meta:generator>
    <dc:creator>majid </dc:creator>
    <meta:document-statistic meta:object-count="77"/>
  </office:meta>
</office:document-meta>
</file>